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clone git://github.com/sitaramc/gitolite.git</text:p>
      <text:p text:style-name="Standard">cd gitoli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2-08-03T09:41:08</meta:creation-date>
    <meta:generator>LibreOffice/3.5$Linux_X86_64 LibreOffice_project/165a79a-7059095-e13bb37-fef39a4-9503d18</meta:generator>
    <dc:date>2012-08-03T17:01:29</dc:date>
    <dc:creator>steve 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59" meta:non-whitespace-character-count="56"/>
  </office:meta>
</office:document-meta>
</file>